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820" officeooo:paragraph-rsid="00016820"/>
    </style:style>
    <style:style style:name="P2" style:family="paragraph" style:parent-style-name="Standard">
      <style:text-properties officeooo:rsid="00029765" officeooo:paragraph-rsid="00029765"/>
    </style:style>
    <style:style style:name="P3" style:family="paragraph" style:parent-style-name="Standard">
      <style:text-properties officeooo:rsid="0004da14" officeooo:paragraph-rsid="0004da14"/>
    </style:style>
    <style:style style:name="T1" style:family="text">
      <style:text-properties officeooo:rsid="000483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back! In this video we will be learning about forward iterators. </text:p>
      <text:p text:style-name="P1"/>
      <text:p text:style-name="P2">Forward iterators are iterators that can be sued to access a sequence of elements in a range in a direction that goes from its beginning toward its end. This might sound like the input iterators we just talked about, but there is a key difference. Input iterators only guarantee single pass validity, but <text:s/>forward iterators have a multipass guarantee. You can access the same element several times before moving forward, and any copies pointing to those previous elements are still valid. If a forward iterator also satisfies the requirements for an output iterator, then it is considered a mutable forward iterator. </text:p>
      <text:p text:style-name="P2"/>
      <text:p text:style-name="P2">To be a forward iterator, you must satisfy the input iterator contract. It may, but does not need to also satisfy the output iterator contract. It must be default constructable, must be multipass valid, and if it is mutable, then the reference type must also be mutable, otherwise it must be const. <text:span text:style-name="T1">If a collection has multiple iterator types, then equality must be defined between those different types. </text:span></text:p>
      <text:p text:style-name="P2"/>
      <text:p text:style-name="P3">A value initialized forward iterator behaves like a past-the-end iterator of some empty container. It comapres equal to all value-initialized forward iterators of the same type. Value initialized means that a varaible is constructed with an empty initializer. </text:p>
      <text:p text:style-name="P3"/>
      <text:p text:style-name="P3">Lets take a look at some forward iterators. </text:p>
      <text:p text:style-name="P3"/>
      <text:p text:style-name="P3">&lt;Code exmaple&gt;</text:p>
      <text:p text:style-name="P3"/>
      <text:p text:style-name="P3">In the next video, we will be looking at bidirectional iterat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5:27:03.040077864</meta:creation-date>
    <dc:date>2019-02-09T16:07:37.570228153</dc:date>
    <meta:editing-duration>PT19M44S</meta:editing-duration>
    <meta:editing-cycles>2</meta:editing-cycles>
    <meta:generator>LibreOffice/6.0.7.3$Linux_X86_64 LibreOffice_project/00m0$Build-3</meta:generator>
    <meta:document-statistic meta:table-count="0" meta:image-count="0" meta:object-count="0" meta:page-count="1" meta:paragraph-count="7" meta:word-count="240" meta:character-count="1479" meta:non-whitespace-character-count="1239"/>
  </office:meta>
</office:document-meta>
</file>